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D000000438FC63371CBADA0A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0.312cm, 46.223cm, 11.939cm, 22.67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699cm" svg:height="0.799cm" svg:x="0.165cm" svg:y="0.08cm">
          <draw:image xlink:href="Pictures/1000000000000CD000000438FC63371CBADA0A5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4T14:11:46.626000000</meta:creation-date>
    <dc:date>2020-03-24T14:17:37.968000000</dc:date>
    <meta:editing-duration>PT5M51S</meta:editing-duration>
    <meta:editing-cycles>1</meta:editing-cycles>
    <meta:document-statistic meta:object-count="1"/>
    <meta:generator>LibreOffice/6.4.0.3$Windows_X86_64 LibreOffice_project/b0a288ab3d2d4774cb44b62f04d5d28733ac6df8</meta:generator>
  </office:meta>
</office:document-meta>
</file>